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 Compte extension de BaseController namespace Controllers</text:p>
      <text:p text:style-name="Standard"><text:tab/>Cette classe contient toutes les fonctions liés à la fonction et la déconnexion de l'utilisateur</text:p>
      <text:p text:style-name="Standard"/>
      <text:p text:style-name="Standard">fonction connexion</text:p>
      <text:p text:style-name="Standard"><text:tab/>Paramètres 2 :</text:p>
      <text:p text:style-name="Standard"><text:tab/><text:tab/>$login = login saisi par l'utilisateur</text:p>
      <text:p text:style-name="Standard"><text:tab/><text:tab/>$password = mot de passe saisie par l'utilisateur</text:p>
      <text:p text:style-name="Standard"/>
      <text:p text:style-name="Standard"><text:tab/>Fonction : Vérifier les informations de connexion de l'utilisateur et selon leur véracité, connecter ou non l'utilisateur et le rediriger vers la page adéquat (accueil ou consultation frais)</text:p>
      <text:p text:style-name="Standard"/>
      <text:p text:style-name="Standard"><text:tab/>Retourne : Met en session le login, le statut connecté et le nom et prénom de l'utilisateur</text:p>
      <text:p text:style-name="Standard"/>
      <text:p text:style-name="Standard"/>
      <text:p text:style-name="Standard">fonction deconnexion</text:p>
      <text:p text:style-name="Standard"><text:tab/></text:p>
      <text:p text:style-name="Standard"><text:tab/>Fonction : Détruire les variables de session ($_SESSI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LEMONNIER</meta:initial-creator>
    <meta:creation-date>2021-09-17T08:48:28.63</meta:creation-date>
    <meta:generator>OpenOffice/4.1.6$Win32 OpenOffice.org_project/416m1$Build-9790</meta:generator>
    <dc:date>2021-09-17T08:52:25.87</dc:date>
    <dc:creator>Bastien LEMONNIER</dc:creator>
    <meta:editing-duration>PT3M56S</meta:editing-duration>
    <meta:editing-cycles>6</meta:editing-cycles>
    <meta:document-statistic meta:table-count="0" meta:image-count="0" meta:object-count="0" meta:page-count="1" meta:paragraph-count="11" meta:word-count="96" meta:character-count="644"/>
  </office:meta>
</office:document-meta>
</file>